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コール・オブ・ファレス　血の絆</text:p>
      <text:p text:style-name="P1"/>
      <text:p text:style-name="P1">私的紹介</text:p>
      <text:p text:style-name="P1">　こちらの方が、発売は後ですが、過去の話になります。2009年の夏頃だったか、この頃、前作は未プレイだったが、西部劇ということで、トレーラー見ても面白そうで、パッケージの裏の機関銃を撃っている写真と泥臭い雰囲気が、気に入り購入しました。</text:p>
      <text:p text:style-name="P1">　やってみると操作も若干癖があるものの、アクションも派手で面白いし、分かりやすく熱いストーリー、個性的なキャラクターに、楽しい掛け合いもあり、西部の壮大な景色も楽しめ、一気に気に入ってしまいました。乾いた西部特有の音楽と戦闘に流れる激しい音楽も好きで、非常にやっていて陶酔感がある。いまいち、マイナーなのですが、今後も末永く何らかの展開が欲しいです。</text:p>
      <text:p text:style-name="P1">　一本道でドンパチが多いのが魅力です。エイムなんかもオートで補正してくれるところがあり、大雑把なところがあるが、ライフルでの吹っ飛び具合や、早撃ちで仕留め、敵が倒れていく様などテンポも良く、スピード感もあるので楽しい。</text:p>
      <text:p text:style-name="P1">　ストーリー的には、兄か弟かを最初に選ぶ時、早撃ちスタイルと、若干のステージ分岐はあるもののストーリーに変化は無いです。武器もお金で買うなど強くなり、若干の成長要素もあります。一応、新しいゲームに、引き継げます。５周くらいはやったと思います。宝物集めなど、キャラクター同士の楽しい掛け合いが吹き替えで入っていますので、どうしても集めてしまいます。</text:p>
      <text:p text:style-name="P1"/>
      <text:p text:style-name="P1">○ストーリーの結末</text:p>
      <text:p text:style-name="P1">　この血の絆は、私が後からやった前作「コールオブファレス」でほとんど主要な内容が語られてしまっているので、こっちからやった方が良いように思います。私はそれでこの物語の展開を楽しめました。特に数十年に渡る兄のレイの心情の変遷など前作も合わせて考えれば、非常に丁寧で感動的な作りになっていると思います。</text:p>
      <text:p text:style-name="P1">　始まりの南北戦争で、田舎もので純朴な青年？ながら、やや自分勝手な雰囲気が漂っていたレイは、若い頃からキャラクターが大きくブレないと思います。南軍として戦い家や家族、その一体の人たちを守るという純粋なものだったと思います。不良青年（不良中年？）ながら、親孝行でママの話をしたり、近所の人と話したりする姿は純朴で実に微笑ましいです。</text:p>
      <text:p text:style-name="P1">　実質1ステージだけしかありませんが、南北戦争が舞台のFPSはあまり聞いたことが無いので斬新です。それだけで、このゲームは凄いのでは無いかと初めてのプレイで、思ってしまいました。今でこそ正義の北軍的なイメージがありますが、南軍として危ない冷徹な上司の部下で、北軍を蹴散らす様は斬新です。戦争なので、家が壊されたり、家族や知人を殺されたりしながら、だんだんとマッコール兄弟がすさんでいく様は、同情できます。そこで、熱心なキリスト教徒の三男が彼らを見捨てず、どんなに信じる神を貶されても諭していく構図も健気で感動的です。ここまで一貫した考えを持つキャラも珍しいです。それを見て、神や聖書を否定したり、揚げ足とったりして行く様は辛辣ながらも、ブラックジョークとして面白いやりとりがいくつもあり、このゲームの面白いところです。分かりやすくユーモア交えながら、堕落していく様は、何とも言えませんがちょっぴり筋が取っていて、納得させられて妙な気持ちになれます。</text:p>
      <text:p text:style-name="P1">　大半は、ならず者VSならず者の構図でストーリーが展開され、その中に女や財宝という要素も加わり、一層、登場人物たちが自由奔放に欲に目がくらんでいくありさまと、それを諭そうとする三男のやりとりも面白く、次が気になっていきます。昔の映画のように、ネイティブアメリカンもステレオタイプで、残忍な敵が多く、彼らの危険な雰囲気も物語に良い刺激を与えています。また話の分かるネイティブアメリカンも出てきて、色々なところに陰謀渦巻いていて退屈しませんでした。南軍の元上司も、典型的な悪役で、退役後は盗賊になったというから、期待を裏切りません。一応、ラスボスですしね。ファレスも悪党の割には、人間臭いところがあり面白いキャラクターでした。初プレイ時も、多分、こいつは死んでいないなと水の中に消える姿を見て思いました。レイを改心させるために、あえて、勝負を挑む振りをして、撃ち殺された三男も、ロード中に決意の痛々しいまでの独白があり、前作では歳を取ったレイの後悔の独白があり、単に古典的な悲劇に終わらず、深みを与えているのが良いです。人は変われるというのがこのシリーズのテーマなのかもしれません。</text:p>
      <text:p text:style-name="P1"/>
      <text:p text:style-name="P1">○マッコール兄弟</text:p>
      <text:p text:style-name="P1">　上では、トーマスのことを書きませんでしたが、彼も面白いキャラクターです。前作の</text:p>
      <text:p text:style-name="P1">序盤であっけなくファレスに惨殺されていて、多分、血の絆が出なかったら、それだけのキャラクターになっていた可能性がありました。逆にここまで後付けにしろ、良いキャラクターを描いたのに、あの結末になってしまうという残念が気持ちがあります。彼はレイと比べると非常に穏やかで、非常に好青年です。あまりならず者っぽくない、かといって、インテリ系の悪党でもない。珍しい立ち位置です。どんな時も冷静で、レイの無茶苦茶や面白発言に突っ込みを入れるのを見るのは非常に楽しいです。マリサと結婚できて良かったねと言いたいところだけど、前作のを見るとあまり良い父親では無かったようなので、その辺が、もっと整合性が欲しかったな。</text:p>
      <text:p text:style-name="P1">　マリサの取り合いは、どう見てもレイの分が悪いながらも一生懸命になっているところは、滑稽で面白いです。あとこの兄弟の吹き替えは最高です。こんなにはまり役は無いかと思います。</text:p>
      <text:p text:style-name="P1"/>
      <text:p text:style-name="P1"/>
      <text:p text:style-name="P1">コール・オブ・ファレス</text:p>
      <text:p text:style-name="P1"><text:soft-page-break/></text:p>
      <text:p text:style-name="P1">私的紹介</text:p>
      <text:p text:style-name="P1">　私は血の絆を先にやったので、2009年の夏の終わりに、急いで前作コールオブファレスを買いに行きました。こんな楽しいシリーズをどうして見落としていたのかと恥じながら・・・。昔、炭鉱で銃撃戦やっている動画を見たけど、なんか単調だなあと思ってしまったのが買わない原因でした。そういう淡々としたところこそ、楽しいです。西部劇はアクションも少なく、実に淡々としているものが多いですしね。パッケージは歳を取ったレイが立ちはだかる構図です。ああ、だいぶ歳を取ったなあという印象です、次にでも、かっこいいと思い直した記憶があります。血の絆の頃の年齢は、よく分かりません。妙に子供っぽかったり、血気盛んだったりしたけど、結構、おっさんだったのだろうか。</text:p>
      <text:p text:style-name="P1">　このゲームは血の絆と比べると更に非常に癖があり、結構、どこに行くか分からなくなったり、箱を運んだり、落下して死んだり、昔の不親切な洋ゲーの雰囲気を色濃く残しています。戦闘は、レイのファストドロー（早撃ち）が、ゲージがたまれば好きなタイミングでスローモーションで撃てるので爽快です。これは血の絆では劣化してしまったので、今作はそこが良い。もう一人の主人公も弓矢をスローモーションで使えるので、まあまあの爽快感。今回はステージごとに必ず2人を使わないといけないので、操作の違いにイライラすることもあるかもしれません。しかし、基本的に多数の敵を蹴散らすのは楽しく、良い点もたくさんありました。景色も壮大で、見ていて飽きません。</text:p>
      <text:p text:style-name="P1">　決闘などが血の絆ほどストイックでは無く、弾を避けることができてゲーム的です。大雑把ながらも楽しいです。またおまけシナリオの保安官編が意外とボリュームと、やりごたえがあり、楽しかった。基本性能はレイで同じでストーリーもあるが、なんか尻切れ感がある。いつか続編でやって欲しいな。ファレスシリーズは、細く長く続いて欲しいな。</text:p>
      <text:p text:style-name="P2"/>
      <text:p text:style-name="P1"/>
      <text:p text:style-name="P1">○レイ牧師とビリーについて</text:p>
      <text:p text:style-name="P1">　ビリーは、プレイヤーキャラで戦闘場面は多いながら、ストーリーとなると、どうしてもレイの引き立て役になってしまいます。血の絆のその後のネイティブアメリカとの交流や、レイたちの様子などを語ったり、血の絆との本作の間を語るには色々な発言をしている。なんとなくプレイヤーに話しかけているようなところもあり、まわりから煙たがれながらも、逞しく生きる？まあ普通の青年です。レイが騙されて殺してしまった牧場の人たちは、一般人らしいのですが、ビリーは悪いこともやっていたらしいと発言していたので、その辺がプレイヤーには救いとなりましょうか。やや無気力ながらも、ヒロインもいて、年寄りにも感謝して、成長した典型的な若者主人公です。</text:p>
      <text:p text:style-name="P1">　レイは、3番目の弟を誤って殺してしまったことを悔い、弟の夢だった牧師になり、聖書を読み、神の愛を一生懸命考える日々を送っているのだろうけど、荒々しい口調と不遜な態度、聖書も自分に都合よく解釈している点など、彼らしさが残ってます。しかし、亡くなった弟の思いがそれなりには、通じていたようで、その点はひと安心しました。だけど、これだけの個性を見せつけられれば、完全な善人になって、ただの厳格な牧師になりましたでは、ゲームとしては、面白くありませんでしたね。しかし、年を取ったからか、自分の愚かさを悔いるような描写も時々見られ、不器用な姿にも年月を感じさせます。不器用ながら善人として生きようとする姿は好感が持てます。</text:p>
      <text:p text:style-name="P1">　私の非常に好きなシーンは、ラストシーンで、ビリーの背後に忍び寄るファレスを撃とうと最期の力を振り絞ろうとする一連の場面です。レイの奮闘虚しく、ファレスにやられ、視界も暗くなり、命尽きようとする時、神にあと少しだけの命を嘆願するシーンは、一番の名シーンで大好きです。ここでやらなければとプレイヤーも奮い立ちます。奇跡が起きたのか、一瞬だけ、銃を持った手が動き、ファレスを殺し、安堵して、ただ神に感謝して逝くところは、シリーズの幕を閉じるにふさわしく感動的です。なかなかここまでの熱いストーリーはありません。洋ゲーは基本多くを語らない男らしい作りなので、一層、染み染みしてしまいました。そして、なるべく、この結末と違わないように、キャラクターの性格を改変しないように、血の絆を作ったのは素晴らしいです。ただ今作でファレスと初対面風なのは、違和感です。最初に会った時は、割と小物風だったから、もはや、年月と共に忘れていたとか？</text:p>
      <text:p text:style-name="P1"/>
      <text:p text:style-name="P1">○オープニングの衝撃</text:p>
      <text:p text:style-name="P1">　不器用だけど一途なレイも好きだけど、不遜で自らを神と呼ぶ傲慢な態度の方がやはり潔く楽しいです。オープニングのならず者たちに向かって、「お前たちに天罰を下しに来た。」と牧師がガトリングガンで敵を殺戮するシーンはつかみはばっちりです。どうして、こんな感じになったのか、気になって仕方がありませんでした。洋ゲーや洋画では、意味深なシーンを先に見せて、あとでそこにつなげるというのはよくありますが、このゲームもよくできています。</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47S</meta:editing-duration>
    <meta:editing-cycles>67</meta:editing-cycles>
    <meta:generator>OpenOffice/4.0.1$Win32 OpenOffice.org_project/401m5$Build-9714</meta:generator>
    <dc:date>2014-07-21T16:41:50.99</dc:date>
    <meta:document-statistic meta:table-count="0" meta:image-count="0" meta:object-count="0" meta:page-count="2" meta:paragraph-count="26" meta:word-count="4300" meta:character-count="4327"/>
    <meta:user-defined meta:name="Info 1"/>
    <meta:user-defined meta:name="Info 2"/>
    <meta:user-defined meta:name="Info 3"/>
    <meta:user-defined meta:name="Info 4"/>
  </office:meta>
</office:document-meta>
</file>